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ф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максимаьное рассеяние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0.3*[.D6]" office:value-type="float" office:value="1.83" calcext:value-type="float">
            <text:p>1.83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 = 26,5 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0.3*[.D7]" office:value-type="float" office:value="1.98" calcext:value-type="float">
            <text:p>1.98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N=3000cm^2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0.3*[.D8]" office:value-type="float" office:value="2.13" calcext:value-type="float">
            <text:p>2.1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 внешнее = 5 Ом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0.3*[.D9]" office:value-type="float" office:value="2.28" calcext:value-type="float">
            <text:p>2.28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65" calcext:value-type="float">
            <text:p>2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0.3*[.D10]" office:value-type="float" office:value="2.415" calcext:value-type="float">
            <text:p>2.415</text:p>
          </table:table-cell>
          <table:table-cell office:value-type="float" office:value="8.05" calcext:value-type="float">
            <text:p>8.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0.3*[.D11]" office:value-type="float" office:value="2.559" calcext:value-type="float">
            <text:p>2.559</text:p>
          </table:table-cell>
          <table:table-cell office:value-type="float" office:value="8.53" calcext:value-type="float">
            <text:p>8.5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91" calcext:value-type="float">
            <text:p>3.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0.3*[.D12]" office:value-type="float" office:value="2.625" calcext:value-type="float">
            <text:p>2.625</text:p>
          </table:table-cell>
          <table:table-cell office:value-type="float" office:value="8.75" calcext:value-type="float">
            <text:p>8.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55" calcext:value-type="float">
            <text:p>4.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table:end-cell-address="Sheet1.J30" table:end-x="17.21pt" table:end-y="11.23pt" draw:z-index="0" draw:name="Диаграмма 1" draw:style-name="gr1" draw:text-style-name="P1" svg:width="355.58pt" svg:height="215.97pt" svg:x="41.24pt" svg:y="17.66pt">
              <loext:p draw:notify-on-update-of-ranges="Sheet1.E6:Sheet1.E12 Sheet1.D6:Sheet1.D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>
            <draw:frame table:end-cell-address="Sheet1.S30" table:end-x="17.21pt" table:end-y="7.23pt" draw:z-index="1" draw:name="Диаграмма 2" draw:style-name="gr1" draw:text-style-name="P1" svg:width="355.55pt" svg:height="215.97pt" svg:x="41.24pt" svg:y="13.66pt">
              <loext:p draw:notify-on-update-of-ranges="Sheet1.N6:Sheet1.N12 Sheet1.M6:Sheet1.M1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Iф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office:value-type="float" office:value="1.94" calcext:value-type="float">
            <text:p>1.94</text:p>
          </table:table-cell>
          <table:table-cell office:value-type="float" office:value="2.65" calcext:value-type="float">
            <text:p>2.65</text:p>
          </table:table-cell>
          <table:table-cell office:value-type="float" office:value="3.26" calcext:value-type="float">
            <text:p>3.26</text:p>
          </table:table-cell>
          <table:table-cell office:value-type="float" office:value="3.91" calcext:value-type="float">
            <text:p>3.91</text:p>
          </table:table-cell>
          <table:table-cell office:value-type="float" office:value="4.55" calcext:value-type="float">
            <text:p>4.5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Iф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office:value-type="float" office:value="1.94" calcext:value-type="float">
            <text:p>1.94</text:p>
          </table:table-cell>
          <table:table-cell office:value-type="float" office:value="2.65" calcext:value-type="float">
            <text:p>2.65</text:p>
          </table:table-cell>
          <table:table-cell office:value-type="float" office:value="3.26" calcext:value-type="float">
            <text:p>3.26</text:p>
          </table:table-cell>
          <table:table-cell office:value-type="float" office:value="3.91" calcext:value-type="float">
            <text:p>3.91</text:p>
          </table:table-cell>
          <table:table-cell office:value-type="float" office:value="4.55" calcext:value-type="float">
            <text:p>4.55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f</text:p>
          </table:table-cell>
          <table:table-cell office:value-type="float" office:value="1.83" calcext:value-type="float">
            <text:p>1.83</text:p>
          </table:table-cell>
          <table:table-cell office:value-type="float" office:value="1.98" calcext:value-type="float">
            <text:p>1.98</text:p>
          </table:table-cell>
          <table:table-cell office:value-type="float" office:value="2.13" calcext:value-type="float">
            <text:p>2.13</text:p>
          </table:table-cell>
          <table:table-cell office:value-type="float" office:value="2.28" calcext:value-type="float">
            <text:p>2.28</text:p>
          </table:table-cell>
          <table:table-cell office:value-type="float" office:value="2.415" calcext:value-type="float">
            <text:p>2.415</text:p>
          </table:table-cell>
          <table:table-cell office:value-type="float" office:value="2.559" calcext:value-type="float">
            <text:p>2.559</text:p>
          </table:table-cell>
          <table:table-cell office:value-type="float" office:value="2.625" calcext:value-type="float">
            <text:p>2.625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B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8.05" calcext:value-type="float">
            <text:p>8.05</text:p>
          </table:table-cell>
          <table:table-cell office:value-type="float" office:value="8.53" calcext:value-type="float">
            <text:p>8.53</text:p>
          </table:table-cell>
          <table:table-cell office:value-type="float" office:value="8.75" calcext:value-type="float">
            <text:p>8.75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$V_a$ 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office:value-type="string" calcext:value-type="string">
            <text:p>$I_a$</text:p>
          </table:table-cell>
          <table:table-cell office:value-type="string" calcext:value-type="string">
            <text:p>$B$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W63]*3.5" office:value-type="float" office:value="0" calcext:value-type="float">
            <text:p>0</text:p>
          </table:table-cell>
          <table:table-cell/>
          <table:table-cell table:formula="of:=[.X63]*3.5" office:value-type="float" office:value="0" calcext:value-type="float">
            <text:p>0</text:p>
          </table:table-cell>
          <table:table-cell/>
          <table:table-cell table:formula="of:=[.Y63]*3.5" office:value-type="float" office:value="0" calcext:value-type="float">
            <text:p>0</text:p>
          </table:table-cell>
          <table:table-cell/>
          <table:table-cell table:formula="of:=[.Z63]*3.5" office:value-type="float" office:value="0" calcext:value-type="float">
            <text:p>0</text:p>
          </table:table-cell>
          <table:table-cell/>
          <table:table-cell table:formula="of:=[.AA63]*3.5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W64]*3.5" office:value-type="float" office:value="0.35" calcext:value-type="float">
            <text:p>0.35</text:p>
          </table:table-cell>
          <table:table-cell table:number-columns-repeated="3"/>
          <table:table-cell table:formula="of:=[.Y64]*3.5" office:value-type="float" office:value="0.525" calcext:value-type="float">
            <text:p>0.525</text:p>
          </table:table-cell>
          <table:table-cell/>
          <table:table-cell table:formula="of:=[.Z64]*3.5" office:value-type="float" office:value="0.525" calcext:value-type="float">
            <text:p>0.525</text:p>
          </table:table-cell>
          <table:table-cell/>
          <table:table-cell table:formula="of:=[.AA64]*3.5" office:value-type="float" office:value="0.525" calcext:value-type="float">
            <text:p>0.52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formula="of:=[.Y65]*3.5" office:value-type="float" office:value="1.05" calcext:value-type="float">
            <text:p>1.05</text:p>
          </table:table-cell>
          <table:table-cell/>
          <table:table-cell table:formula="of:=[.Z65]*3.5"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W66]*3.5" office:value-type="float" office:value="1.05" calcext:value-type="float">
            <text:p>1.05</text:p>
          </table:table-cell>
          <table:table-cell table:number-columns-repeated="3"/>
          <table:table-cell table:formula="of:=[.Y66]*3.5" office:value-type="float" office:value="1.26" calcext:value-type="float">
            <text:p>1.26</text:p>
          </table:table-cell>
          <table:table-cell/>
          <table:table-cell table:formula="of:=[.Z66]*3.5" office:value-type="float" office:value="1.33" calcext:value-type="float">
            <text:p>1.33</text:p>
          </table:table-cell>
          <table:table-cell/>
          <table:table-cell table:formula="of:=[.AA66]*3.5" office:value-type="float" office:value="1.4" calcext:value-type="float">
            <text:p>1.4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formula="of:=[.V67]*3.5" office:value-type="float" office:value="1.085" calcext:value-type="float">
            <text:p>1.085</text:p>
          </table:table-cell>
          <table:table-cell table:number-columns-repeated="3"/>
          <table:table-cell table:formula="of:=[.X67]*3.5" office:value-type="float" office:value="1.225" calcext:value-type="float">
            <text:p>1.225</text:p>
          </table:table-cell>
          <table:table-cell/>
          <table:table-cell table:formula="of:=[.Y67]*3.5" office:value-type="float" office:value="1.295" calcext:value-type="float">
            <text:p>1.295</text:p>
          </table:table-cell>
          <table:table-cell/>
          <table:table-cell table:formula="of:=[.Z67]*3.5" office:value-type="float" office:value="1.365" calcext:value-type="float">
            <text:p>1.365</text:p>
          </table:table-cell>
          <table:table-cell/>
          <table:table-cell table:formula="of:=[.AA67]*3.5" office:value-type="float" office:value="1.435" calcext:value-type="float">
            <text:p>1.43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W68]*3.5" office:value-type="float" office:value="1.155" calcext:value-type="float">
            <text:p>1.15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V69]*3.5" office:value-type="float" office:value="1.12" calcext:value-type="float">
            <text:p>1.12</text:p>
          </table:table-cell>
          <table:table-cell table:number-columns-repeated="7"/>
          <table:table-cell table:formula="of:=[.Z69]*3.5" office:value-type="float" office:value="1.4" calcext:value-type="float">
            <text:p>1.4</text:p>
          </table:table-cell>
          <table:table-cell table:number-columns-repeated="101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4"/>
          <table:table-cell table:formula="of:=[.V63]*3.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V64]*3.5"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X64]*3.5" office:value-type="float" office:value="0.525" calcext:value-type="float">
            <text:p>0.525</text:p>
          </table:table-cell>
          <table:table-cell table:number-columns-repeated="2"/>
          <table:table-cell table:number-columns-repeated="4" office:value-type="float" office:value="0.2" calcext:value-type="float">
            <text:p>0.2</text:p>
          </table:table-cell>
          <table:table-cell table:number-columns-repeated="10"/>
          <table:table-cell table:number-columns-repeated="6" office:value-type="string" calcext:value-type="string">
            <text:p>$I_m$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V65]*3.5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table:number-columns-repeated="15"/>
          <table:table-cell table:number-columns-repeated="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W65]*3.5" office:value-type="float" office:value="0.77" calcext:value-type="float">
            <text:p>0.77</text:p>
          </table:table-cell>
          <table:table-cell/>
          <table:table-cell office:value-type="float" office:value="0.19" calcext:value-type="float">
            <text:p>0.19</text:p>
          </table:table-cell>
          <table:table-cell table:number-columns-repeated="14"/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V66]*3.5"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$V_a$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X65]*3.5" office:value-type="float" office:value="1.05" calcext:value-type="float">
            <text:p>1.05</text:p>
          </table:table-cell>
          <table:table-cell/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$B_{\text{кр}}$</text:p>
          </table:table-cell>
          <table:table-cell table:formula="of:=1.1025^2" office:value-type="float" office:value="1.21550625" calcext:value-type="float">
            <text:p>1.21550625</text:p>
          </table:table-cell>
          <table:table-cell table:formula="of:=1.164^2" office:value-type="float" office:value="1.354896" calcext:value-type="float">
            <text:p>1.354896</text:p>
          </table:table-cell>
          <table:table-cell table:formula="of:=1.243^2" office:value-type="float" office:value="1.545049" calcext:value-type="float">
            <text:p>1.545049</text:p>
          </table:table-cell>
          <table:table-cell table:formula="of:=1.33^2" office:value-type="float" office:value="1.7689" calcext:value-type="float">
            <text:p>1.7689</text:p>
          </table:table-cell>
          <table:table-cell table:formula="of:=1.3825^2" office:value-type="float" office:value="1.91130625" calcext:value-type="float">
            <text:p>1.91130625</text:p>
          </table:table-cell>
          <table:table-cell table:formula="of:=1.444^2" office:value-type="float" office:value="2.085136" calcext:value-type="float">
            <text:p>2.085136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AA65]*3.5" office:value-type="float" office:value="1.085" calcext:value-type="float">
            <text:p>1.085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0"/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V68]*3.5" office:value-type="float" office:value="1.1025" calcext:value-type="float">
            <text:p>1.1025</text:p>
          </table:table-cell>
          <table:table-cell office:value-type="float" office:value="0.08" calcext:value-type="float">
            <text:p>0.08</text:p>
          </table:table-cell>
          <table:table-cell table:number-columns-repeated="15"/>
          <table:table-cell office:value-type="float" office:value="0.315" calcext:value-type="float">
            <text:p>0.315</text:p>
          </table:table-cell>
          <table:table-cell office:value-type="float" office:value="0.33" calcext:value-type="float">
            <text:p>0.3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5" calcext:value-type="float">
            <text:p>0.415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X66]*3.5" office:value-type="float" office:value="1.12" calcext:value-type="float">
            <text:p>1.1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19" calcext:value-type="float">
            <text:p>0.19</text:p>
          </table:table-cell>
          <table:table-cell table:number-columns-repeated="13"/>
          <table:table-cell office:value-type="float" office:value="0.32" calcext:value-type="float">
            <text:p>0.3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425" calcext:value-type="float">
            <text:p>0.425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W67]*3.5" office:value-type="float" office:value="1.1375" calcext:value-type="float">
            <text:p>1.1375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14"/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formula="of:=[.V70]*3.5" office:value-type="float" office:value="1.155" calcext:value-type="float">
            <text:p>1.15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number-columns-repeated="15"/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formula="of:=[.W69]*3.5" office:value-type="float" office:value="1.1725" calcext:value-type="float">
            <text:p>1.1725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7"/>
          <table:table-cell office:value-type="float" office:value="0.4" calcext:value-type="float">
            <text:p>0.4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formula="of:=[.W70]*3.5" office:value-type="float" office:value="1.19" calcext:value-type="float">
            <text:p>1.1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7"/>
          <table:table-cell office:value-type="float" office:value="0.41" calcext:value-type="float">
            <text:p>0.41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formula="of:=[.W71]*3.5" office:value-type="float" office:value="1.225" calcext:value-type="float">
            <text:p>1.22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X68]*3.5" office:value-type="float" office:value="1.2425" calcext:value-type="float">
            <text:p>1.242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X69]*3.5" office:value-type="float" office:value="1.26" calcext:value-type="float">
            <text:p>1.2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.1025" calcext:value-type="float">
            <text:p>1.10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21550625" calcext:value-type="float">
            <text:p>1.21550625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X70]*3.5" office:value-type="float" office:value="1.295" calcext:value-type="float">
            <text:p>1.29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.164" calcext:value-type="float">
            <text:p>1.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54896" calcext:value-type="float">
            <text:p>1.354896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Y68]*3.5" office:value-type="float" office:value="1.3125" calcext:value-type="float">
            <text:p>1.3125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.243" calcext:value-type="float">
            <text:p>1.2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545049" calcext:value-type="float">
            <text:p>1.54504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Y69]*3.5" office:value-type="float" office:value="1.33" calcext:value-type="float">
            <text:p>1.33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7689" calcext:value-type="float">
            <text:p>1.768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Y70]*3.5" office:value-type="float" office:value="1.3475" calcext:value-type="float">
            <text:p>1.347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.3825" calcext:value-type="float">
            <text:p>1.38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91130625" calcext:value-type="float">
            <text:p>1.91130625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Y71]*3.5" office:value-type="float" office:value="1.365" calcext:value-type="float">
            <text:p>1.365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1.444" calcext:value-type="float">
            <text:p>1.4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085136" calcext:value-type="float">
            <text:p>2.085136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formula="of:=[.Z68]*3.5" office:value-type="float" office:value="1.3825" calcext:value-type="float">
            <text:p>1.3825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formula="of:=[.X71]*3.5" office:value-type="float" office:value="1.4" calcext:value-type="float">
            <text:p>1.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Z70]*3.5" office:value-type="float" office:value="1.435" calcext:value-type="float">
            <text:p>1.435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AA68]*3.5" office:value-type="float" office:value="1.4525" calcext:value-type="float">
            <text:p>1.4525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Z71]*3.5" office:value-type="float" office:value="1.47" calcext:value-type="float">
            <text:p>1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formula="of:=[.AA69]*3.5" office:value-type="float" office:value="1.4875" calcext:value-type="float">
            <text:p>1.4875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formula="of:=[.AA70]*3.5" office:value-type="float" office:value="1.575" calcext:value-type="float">
            <text:p>1.575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creation-date>2019-10-24T06:38:05</meta:creation-date>
    <dc:date>2019-11-11T00:54:38.726000000</dc:date>
    <meta:generator>LibreOffice/5.3.3.2$Windows_x86 LibreOffice_project/3d9a8b4b4e538a85e0782bd6c2d430bafe583448</meta:generator>
    <meta:editing-duration>P4DT7H56M36S</meta:editing-duration>
    <meta:editing-cycles>2</meta:editing-cycles>
    <meta:document-statistic meta:table-count="1" meta:cell-count="371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5cm" svg:height="7.62cm" xlink:href=".." xlink:type="simple" chart:class="chart:scatter" chart:style-name="ch1">
        <chart:title svg:x="5.167cm" svg:y="0.287cm" chart:style-name="ch2">
          <text:p>Chart Title</text:p>
        </chart:title>
        <chart:plot-area chart:style-name="ch3" table:cell-range-address="Sheet1.D6:Sheet1.E12" svg:x="0.25cm" svg:y="1.202cm" svg:width="12.045cm" svg:height="6.266cm">
          <chartooo:coordinate-region svg:x="0.52cm" svg:y="1.351cm" svg:width="11.689cm" svg:height="5.7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12" chart:class="chart:scatter">
            <chart:domain table:cell-range-address="Sheet1.D6:Sheet1.D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">
                <text:p>6.1</text:p>
                <draw:g>
                  <svg:desc>Sheet1.D6:Sheet1.D12</svg:desc>
                </draw:g>
              </table:table-cell>
              <table:table-cell office:value-type="float" office:value="1">
                <text:p>1</text:p>
                <draw:g>
                  <svg:desc>Sheet1.E6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">
                <text:p>6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">
                <text:p>7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5">
                <text:p>8.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3">
                <text:p>8.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5">
                <text:p>8.7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4cm" svg:height="7.62cm" xlink:href=".." xlink:type="simple" chart:class="chart:scatter" chart:style-name="ch1">
        <chart:title svg:x="5.167cm" svg:y="0.287cm" chart:style-name="ch2">
          <text:p>Chart Title</text:p>
        </chart:title>
        <chart:plot-area chart:style-name="ch3" table:cell-range-address="Sheet1.M6:Sheet1.N12" svg:x="0.25cm" svg:y="1.202cm" svg:width="12.044cm" svg:height="6.266cm">
          <chartooo:coordinate-region svg:x="0.52cm" svg:y="1.351cm" svg:width="11.688cm" svg:height="5.7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6:Sheet1.N12" chart:class="chart:scatter">
            <chart:domain table:cell-range-address="Sheet1.M6:Sheet1.M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5">
                <text:p>4.25</text:p>
                <draw:g>
                  <svg:desc>Sheet1.M6:Sheet1.M12</svg:desc>
                </draw:g>
              </table:table-cell>
              <table:table-cell office:value-type="float" office:value="1">
                <text:p>1</text:p>
                <draw:g>
                  <svg:desc>Sheet1.N6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5">
                <text:p>5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1">
                <text:p>6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